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c96ff" officeooo:paragraph-rsid="000c96ff"/>
    </style:style>
    <style:style style:name="P2" style:family="paragraph" style:parent-style-name="Standard">
      <style:paragraph-properties fo:text-align="center" style:justify-single-word="false"/>
      <style:text-properties fo:font-size="14pt" officeooo:rsid="000c96ff" officeooo:paragraph-rsid="000c96ff" style:font-size-asian="14pt" style:font-size-complex="14pt"/>
    </style:style>
    <style:style style:name="P3" style:family="paragraph" style:parent-style-name="Standard">
      <style:paragraph-properties fo:text-align="start" style:justify-single-word="false"/>
      <style:text-properties fo:font-size="14pt" officeooo:rsid="000c96ff" officeooo:paragraph-rsid="000c96ff" style:font-size-asian="14pt" style:font-size-complex="14pt"/>
    </style:style>
    <style:style style:name="P4" style:family="paragraph" style:parent-style-name="Standard">
      <style:paragraph-properties fo:text-align="start" style:justify-single-word="false"/>
      <style:text-properties fo:font-size="14pt" officeooo:rsid="000e66aa" officeooo:paragraph-rsid="000e66aa" style:font-size-asian="14pt" style:font-size-complex="14pt"/>
    </style:style>
    <style:style style:name="P5" style:family="paragraph" style:parent-style-name="Standard">
      <style:paragraph-properties fo:text-align="start" style:justify-single-word="false"/>
      <style:text-properties fo:font-size="14pt" officeooo:rsid="000f6246" officeooo:paragraph-rsid="000f6246" style:font-size-asian="14pt" style:font-size-complex="14pt"/>
    </style:style>
    <style:style style:name="P6" style:family="paragraph" style:parent-style-name="Standard">
      <style:paragraph-properties fo:text-align="center" style:justify-single-word="false"/>
      <style:text-properties fo:font-size="14pt" officeooo:rsid="001039f3" officeooo:paragraph-rsid="001039f3" style:font-size-asian="14pt" style:font-size-complex="14pt"/>
    </style:style>
    <style:style style:name="T1" style:family="text">
      <style:text-properties officeooo:rsid="000ce729"/>
    </style:style>
    <style:style style:name="T2" style:family="text">
      <style:text-properties fo:font-size="13pt" style:font-size-asian="13pt" style:font-size-complex="13pt"/>
    </style:style>
    <style:style style:name="T3" style:family="text">
      <style:text-properties fo:font-size="13pt" officeooo:rsid="000ce729" style:font-size-asian="13pt" style:font-size-complex="13pt"/>
    </style:style>
    <style:style style:name="T4" style:family="text">
      <style:text-properties fo:font-size="13pt" officeooo:rsid="000e66aa" style:font-size-asian="13pt" style:font-size-complex="13pt"/>
    </style:style>
    <style:style style:name="T5" style:family="text">
      <style:text-properties fo:font-size="13pt" officeooo:rsid="000f6246" style:font-size-asian="13pt" style:font-size-complex="13pt"/>
    </style:style>
    <style:style style:name="T6" style:family="text">
      <style:text-properties officeooo:rsid="000e66aa"/>
    </style:style>
    <style:style style:name="T7" style:family="text">
      <style:text-properties officeooo:rsid="000f62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text:tab/><text:tab/><text:tab/><text:tab/><text:tab/><text:tab/>Piotr Piesiak</text:p>
      <text:p text:style-name="P2"/>
      <text:p text:style-name="P2">OPIS PROJEKTU</text:p>
      <text:p text:style-name="P2"/>
      <text:p text:style-name="P3"><text:tab/>Jako temat projektu wybrałem temat 1. z listy 9, a konkretnie- stworzenie gry Paper Soccer. <text:s/>Gra polega na dorysowywaniu linii w celu zdobycia bramki. <text:s/>Rozpoczyna się ją, wykonując pierwszy ruch z centralnego miejsca planszy (plansza to prostokąt, podzielony na kwadraty, ruch polega na dorysowaniu linii wzdłuż krawędzi lub przekątnej kwadratu). Piłka znajduje się na końcu ostatniej dorysowanej linii. Gdy natrafi na bandę lub miejsce przecięcia – następuje odbicie. Gracz może zakończyć ruch dopiero, gdy piłka trafi na puste pole. Zwycięża ten, który umieści piłkę w bramcę, lub pozostawi piłkę w takim miejscu, że przeciwnik nie będzie mógł wykonać żadnego ruchu, który można zakończyć. </text:p>
      <text:p text:style-name="P3"/>
      <text:p text:style-name="P3"><text:tab/><text:span text:style-name="T1">Program będzie podzielony na kilka modułów: 1) Menu, 2) Multiplayer, 3) Singleplayer 4)Ruch piłki 5)Strategia komputera 6)Powtórka gry oraz możliwe kilka innych, które przyjdą mi do głoowy w trakcie pisania programu jako ułatwienie lub drobne modyfikacje. Gra będzie rozgrywała się na boisku imitującym trawę poprzecinanym kwadratami (jak w zasadach, po których można się poruszać). Gracz będzie wykonywać jeden ruch na raz – dorysowanie linii z piłką za pomocą strzałek. W najlepszym wypadku, można wykonać 8 ruchów za pomocą jednej strzałki bądź kombinacji dwóch. Gdy ruch będzie niedozwolony, piłka nie poruszy się.</text:span></text:p>
      <text:p text:style-name="P3"/>
      <text:p text:style-name="P4"><text:tab/>Z poziomu Menu użytkownik będzie mógł wybrać opcję gry z komputerem. Będzie możliwe zaznaczenie 3 poziomów trudności. Algorytm będzie przeiwdywać kolejne ruchy w taki sposób, aby wyszedł jak najbliżej brami przeciwnika oraz żeby oponent nie miał dobrego kontrataku po tym ruchu. Poziomy trudności będą polegać na różnej ilości przewidywanych ruchów.</text:p>
      <text:p text:style-name="P4"/>
      <text:p text:style-name="P4"><text:tab/>Kolejną opcją do wyboru będzie Multiplayer. Możliwość zagrania z drugim użytkownikiem. Każdy będzie się poruszać za pomocą strzałek w swojej kolejce. Linie graczy będą miały różne (najprawdopodobniej możliwe do wyboru w Menu) kolory.</text:p>
      <text:p text:style-name="P4"/>
      <text:p text:style-name="P4"><text:tab/>Ostatnią opcją będzie obejrzenie w szybszym tempie swojej gry w powtórce. Po zakończonej parti<text:span text:style-name="T7">i będzie można ją zobaczyć w animowanej powtórce.</text:span></text:p>
      <text:p text:style-name="P4"/>
      <text:p text:style-name="P5"><text:span text:style-name="T7"><text:tab/></text:span>Program napiszę w C++ i skorzystam najprawdopodobniej z <text:s/>biblioteki graficznej SFML, Allegro lub GTK+.</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0T20:46:53.267757071</meta:creation-date>
    <dc:date>2020-01-10T21:52:53.071664584</dc:date>
    <meta:editing-duration>PT1M19S</meta:editing-duration>
    <meta:editing-cycles>1</meta:editing-cycles>
    <meta:document-statistic meta:table-count="0" meta:image-count="0" meta:object-count="0" meta:page-count="1" meta:paragraph-count="9" meta:word-count="314" meta:character-count="2179" meta:non-whitespace-character-count="1851"/>
    <meta:generator>LibreOffice/6.0.7.3$Linux_X86_64 LibreOffice_project/00m0$Build-3</meta:generator>
  </office:meta>
</office:document-meta>
</file>